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" style:master-page-name="Standard">
      <style:paragraph-properties fo:margin-top="0.139in" fo:margin-bottom="0.139in" style:page-number="auto"/>
      <style:text-properties fo:font-size="12pt" style:font-size-asian="12pt"/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paragraph-properties fo:text-align="end" style:justify-single-word="false"/>
      <style:text-properties fo:font-size="12pt" style:font-size-asian="12pt"/>
    </style:style>
    <style:style style:name="P4" style:family="paragraph" style:parent-style-name="Standard">
      <style:paragraph-properties fo:line-height="150%" fo:text-align="end" style:justify-single-word="false"/>
      <style:text-properties fo:font-size="12pt" style:font-size-asian="12pt"/>
    </style:style>
    <style:style style:name="P5" style:family="paragraph" style:parent-style-name="Standard">
      <style:paragraph-properties fo:line-height="150%" fo:text-align="justify" style:justify-single-word="false"/>
      <style:text-properties fo:font-size="12pt" style:font-size-asian="12pt"/>
    </style:style>
    <style:style style:name="P6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7" style:family="paragraph" style:parent-style-name="Standard">
      <style:paragraph-properties fo:line-height="0.2083in"/>
      <style:text-properties fo:font-size="12pt" style:font-size-asian="12pt"/>
    </style:style>
    <style:style style:name="P8" style:family="paragraph" style:parent-style-name="Standard">
      <style:paragraph-properties fo:line-height="0.2083in" fo:text-align="justify" style:justify-single-word="false"/>
      <style:text-properties fo:font-size="12pt" style:font-size-asian="12pt"/>
    </style:style>
    <style:style style:name="P9" style:family="paragraph" style:parent-style-name="Standard">
      <style:paragraph-properties fo:line-height="0.2083in" fo:text-align="end" style:justify-single-word="false"/>
      <style:text-properties fo:font-size="12pt" style:font-size-asian="12pt"/>
    </style:style>
    <style:style style:name="P10" style:family="paragraph" style:parent-style-name="Standard">
      <style:paragraph-properties fo:line-height="0.2083in" fo:text-align="justify" style:justify-single-word="false"/>
      <style:text-properties fo:font-size="12pt" fo:language="en" fo:country="US" style:font-size-asian="12pt"/>
    </style:style>
    <style:style style:name="P11" style:family="paragraph" style:parent-style-name="Standard">
      <style:paragraph-properties fo:line-height="0.2083in" fo:text-align="justify" style:justify-single-word="false"/>
      <style:text-properties fo:font-size="12pt" fo:font-style="italic" fo:font-weight="bold" style:font-size-asian="12pt" style:font-style-asian="italic" style:font-weight-asian="bold"/>
    </style:style>
    <style:style style:name="P12" style:family="paragraph" style:parent-style-name="Standard">
      <style:paragraph-properties fo:line-height="0.2083in" fo:text-align="end" style:justify-single-word="false"/>
      <style:text-properties fo:font-size="12pt" fo:font-weight="bold" style:font-size-asian="12pt" style:font-weight-asian="bold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/>
      <style:text-properties fo:font-size="18pt" fo:letter-spacing="0.0693in" fo:font-weight="bold" style:font-size-asian="18pt" style:font-weight-asian="bold"/>
    </style:style>
    <style:style style:name="P1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/>
    </style:style>
    <style:style style:name="P16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17" style:family="paragraph" style:parent-style-name="Standard">
      <style:paragraph-properties fo:text-align="justify" style:justify-single-word="false"/>
      <style:text-properties fo:font-size="11pt" style:font-size-asian="11pt"/>
    </style:style>
    <style:style style:name="P18" style:family="paragraph" style:parent-style-name="Standard">
      <style:paragraph-properties fo:margin-left="0in" fo:margin-right="0.9846in" fo:line-height="150%" fo:text-align="end" style:justify-single-word="false" fo:text-indent="0in" style:auto-text-indent="false"/>
      <style:text-properties fo:font-size="12pt" style:font-size-asian="12pt"/>
    </style:style>
    <style:style style:name="P19" style:family="paragraph" style:parent-style-name="Standard">
      <style:paragraph-properties fo:margin-left="0in" fo:margin-right="0.0972in" fo:text-align="end" style:justify-single-word="false" fo:text-indent="0in" style:auto-text-indent="false"/>
      <style:text-properties fo:font-size="8pt" style:font-size-asian="8pt" style:font-size-complex="8pt"/>
    </style:style>
    <style:style style:name="P20" style:family="paragraph" style:parent-style-name="Standard">
      <style:paragraph-properties fo:margin-left="0in" fo:margin-right="-0.0016in" fo:text-align="end" style:justify-single-word="false" fo:text-indent="0in" style:auto-text-indent="false"/>
    </style:style>
    <style:style style:name="P21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style:font-size-asian="9pt" style:font-size-complex="9pt"/>
    </style:style>
    <style:style style:name="P22" style:family="paragraph" style:parent-style-name="Standard">
      <style:paragraph-properties fo:margin-left="0.1972in" fo:margin-right="0in" fo:text-align="justify" style:justify-single-word="false" fo:text-indent="0in" style:auto-text-indent="false"/>
    </style:style>
    <style:style style:name="P23" style:family="paragraph" style:parent-style-name="Header">
      <style:paragraph-properties fo:text-align="end" style:justify-single-word="false"/>
    </style:style>
    <style:style style:name="P24" style:family="paragraph" style:parent-style-name="Normal">
      <style:paragraph-properties fo:orphans="2" fo:widows="2"/>
    </style:style>
    <style:style style:name="P25" style:family="paragraph" style:parent-style-name="Normal">
      <style:paragraph-properties fo:margin-top="0.0417in" fo:margin-bottom="0.0417in" fo:text-align="center" style:justify-single-word="false" style:border-line-width-bottom="0.0102in 0.0138in 0.0417in" fo:padding-left="0in" fo:padding-right="0in" fo:padding-top="0in" fo:padding-bottom="0.0138in" fo:border-left="none" fo:border-right="none" fo:border-top="none" fo:border-bottom="3pt double #000000"/>
      <style:text-properties fo:font-size="12pt" fo:font-style="italic" fo:font-weight="bold" style:font-size-asian="12pt" style:font-style-asian="italic" style:font-weight-asian="bold"/>
    </style:style>
    <style:style style:name="P26" style:family="paragraph" style:parent-style-name="Основной_20_текст_20_2">
      <style:paragraph-properties fo:line-height="0.2083in"/>
    </style:style>
    <style:style style:name="P27" style:family="paragraph" style:parent-style-name="Основной_20_текст_20_3">
      <style:paragraph-properties fo:line-height="0.2083in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language="en" fo:country="US"/>
    </style:style>
    <style:style style:name="T3" style:family="text">
      <style:text-properties fo:font-weight="bold" style:font-weight-asian="bold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Государственное образовательное учреждение высшего профессионального образования</text:p>
      <text:p text:style-name="P25">«Московский государственный технический университет имени Н.Э. Баумана» <text:line-break/>(МГТУ им. Н.Э. Баумана)</text:p>
      <text:p text:style-name="P18">УТВЕРЖДАЮ</text:p>
      <text:p text:style-name="P3">Заведующий кафедрой <text:s text:c="2"/>________</text:p>
      <text:p text:style-name="P19">(Индекс) <text:s text:c="11"/></text:p>
      <text:p text:style-name="P3">_______________ <text:s/>_______________</text:p>
      <text:p text:style-name="P20"><text:s text:c="4"/><text:span text:style-name="T1">(И.О.Фамилия) <text:s text:c="7"/></text:span></text:p>
      <text:p text:style-name="P4">« ___ » ____________ 20 __ г.</text:p>
      <text:p text:style-name="P24"/>
      <text:p text:style-name="P14">ЗАДАНИЕ</text:p>
      <text:p text:style-name="P15">на выполнение дипломной работы</text:p>
      <text:p text:style-name="Standard"/>
      <text:p text:style-name="P2">Студент __Миникс Игорь Владимирович ______________________________________________</text:p>
      <text:p text:style-name="P16">(Фамилия, имя, отчество)</text:p>
      <text:p text:style-name="P6">Разработка системы имитационного моделирования в форме библиотеки языка <text:span text:style-name="T2">Haskell</text:span> _______</text:p>
      <text:p text:style-name="P16">(Тема дипломной работы)</text:p>
      <text:p text:style-name="P5"><text:span text:style-name="T2">_____________</text:span>_____________________________________________________________________</text:p>
      <text:p text:style-name="P5">__________________________________________________________________________________</text:p>
      <text:p text:style-name="P8">Источник тематики (НИР кафедры, заказ организаций и т.п.) __НИР<text:span text:style-name="T2"> </text:span>кафедры______________</text:p>
      <text:p text:style-name="P8">__________________________________________________________________________________</text:p>
      <text:p text:style-name="P8">__________________________________________________________________________________</text:p>
      <text:p text:style-name="P8">__________________________________________________________________________________</text:p>
      <text:p text:style-name="P26"/>
      <text:p text:style-name="P26">Тема дипломной работы утверждена распоряжением по факультету № ____</text:p>
      <text:p text:style-name="P26">от « ___ » _____________ 20__ г.</text:p>
      <text:p text:style-name="P26"/>
      <text:p text:style-name="P27">1. Исходные данные</text:p>
      <text:p text:style-name="P8">Техническое задание, содержащее следующие требования: _______________________________</text:p>
      <text:p text:style-name="P8">__- разработать библиотеку языка <text:span text:style-name="T2">Haskell</text:span>, позволяющую осуществлять имитационное моделирование систем массового обслуживания; ________________________________________</text:p>
      <text:p text:style-name="P8">__- разработать механизм трансляции описания систем из формата <text:span text:style-name="T2">GPSS</text:span> в формат разработанной библиотеки; __________________________________________________________</text:p>
      <text:p text:style-name="P8">__- обеспечить возможность распространения моделей, разработанных при помощи библиотеки, в виде самостоятельных приложений._______________________________________</text:p>
      <text:p text:style-name="P8">__________________________________________________________________________________</text:p>
      <text:p text:style-name="P10"/>
      <text:p text:style-name="P10"/>
      <text:p text:style-name="P27">2. Технико-экономическое обоснование</text:p>
      <text:p text:style-name="P8">Существующие системы имитационного моделирования либо являются коммерческими, либо имеют серьезные функциональные ограничения (ограничено максимальное число используемых блоков, поддерживаются не все операционные системы и др.) ________________</text:p>
      <text:p text:style-name="P8">__________________________________________________________________________________</text:p>
      <text:p text:style-name="P8">__________________________________________________________________________________</text:p>
      <text:p text:style-name="P8">__________________________________________________________________________________</text:p>
      <text:p text:style-name="P8">__________________________________________________________________________________</text:p>
      <text:p text:style-name="P13">(обзор и анализ альтернативных решений; выбор вариантов для сравнения; <text:line-break/>конкретные улучшаемые характеристики или параметры; возможный технико-экономический эффект и т.п.)</text:p>
      <text:p text:style-name="P8"><text:soft-page-break/></text:p>
      <text:p text:style-name="P11">3. Научно-исследовательская часть</text:p>
      <text:p text:style-name="P8">Сравнить характеристики системы массового обслуживания, полученные теоретически, с помощью разработанного ПО и с помощью одной из существующих реализаций <text:span text:style-name="T2">GPSS</text:span>. ______</text:p>
      <text:p text:style-name="P8">__________________________________________________________________________________</text:p>
      <text:p text:style-name="P9">Консультант _________________________ <text:s text:c="3"/>__________________ </text:p>
      <text:p text:style-name="P21">(Подпись, дата) <text:s text:c="28"/>(И.О.Фамилия) <text:s text:c="11"/></text:p>
      <text:p text:style-name="P11">4. Проектно-конструкторская часть</text:p>
      <text:p text:style-name="P8">Определить синтаксис описания систем массового обслуживания. Разработать структуры данных для хранения описания систем и методы и алгоритмы имитации и определения характеристик систем. <text:s/>______________________________________________________________</text:p>
      <text:p text:style-name="P9">Консультант _________________________ <text:s text:c="3"/>__________________ </text:p>
      <text:p text:style-name="P21"><text:s/>(Подпись, дата) <text:s text:c="28"/>(И.О.Фамилия) <text:s text:c="11"/></text:p>
      <text:p text:style-name="P11">5. Технологическая часть</text:p>
      <text:p text:style-name="P8">Осуществить выбор конкретных технологий и сторонних библиотек, позволяющих реализовать спроектированную библиотеку. Провести тестирование разработанного ПО на предмет корректности его работы и соответствия заданию._______________________________________</text:p>
      <text:p text:style-name="P9">Консультант _________________________ <text:s text:c="3"/>__________________ </text:p>
      <text:p text:style-name="P21"><text:s/>(Подпись, дата) <text:s text:c="28"/>(И.О.Фамилия) <text:s text:c="11"/></text:p>
      <text:p text:style-name="P11">6. Организационно-экономическая часть</text:p>
      <text:p text:style-name="P8">__________________________________________________________________________________</text:p>
      <text:p text:style-name="P8">__________________________________________________________________________________</text:p>
      <text:p text:style-name="P8">__________________________________________________________________________________</text:p>
      <text:p text:style-name="P9">Консультант _________________________ <text:s text:c="3"/>__________________ </text:p>
      <text:p text:style-name="P21"><text:s/>(Подпись, дата) <text:s text:c="28"/>(И.О.Фамилия) <text:s text:c="11"/></text:p>
      <text:p text:style-name="P11">7. Охрана труда и экология</text:p>
      <text:p text:style-name="P8">__________________________________________________________________________________</text:p>
      <text:p text:style-name="P8">__________________________________________________________________________________</text:p>
      <text:p text:style-name="P8">__________________________________________________________________________________</text:p>
      <text:p text:style-name="P9">Консультант _________________________ <text:s text:c="3"/>__________________ </text:p>
      <text:p text:style-name="P21"><text:s/>(Подпись, дата) <text:s text:c="28"/>(И.О.Фамилия) <text:s text:c="11"/></text:p>
      <text:p text:style-name="P7"/>
      <text:p text:style-name="P11">8. Оформление дипломной работы</text:p>
      <text:p text:style-name="P8">8.1. Расчетно-пояснительная записка на ____ листах формата А4.</text:p>
      <text:p text:style-name="P8">8.2. Перечень графического материала (плакаты, схемы, чертежи и т.п.) ____________________</text:p>
      <text:p text:style-name="P8">__________________________________________________________________________________</text:p>
      <text:p text:style-name="P8">__________________________________________________________________________________</text:p>
      <text:p text:style-name="P8"/>
      <text:p text:style-name="P8">Дата выдачи задания « ___ » ____________ 20__ г.</text:p>
      <text:p text:style-name="P8"/>
      <text:p text:style-name="P8">В соответствии с учебным планом дипломную работу выполнить в полном объеме в срок </text:p>
      <text:p text:style-name="P8">до « ___ » ____________ 20__ г.</text:p>
      <text:p text:style-name="P8"/>
      <text:p text:style-name="P9"><text:span text:style-name="T3"><text:s text:c="5"/>Руководитель дипломной работы</text:span><text:tab/>_________________________ <text:s/>____________________ </text:p>
      <text:p text:style-name="P21">(Подпись, дата) <text:s text:c="28"/>(И.О.Фамилия) <text:s text:c="11"/></text:p>
      <text:p text:style-name="P8"/>
      <text:p text:style-name="P12"><text:s text:c="7"/>Студент <text:s text:c="9"/>_________________________ <text:s text:c="2"/>___________________ </text:p>
      <text:p text:style-name="P21">(Подпись, дата) <text:s text:c="28"/>(И.О.Фамилия) <text:s text:c="11"/></text:p>
      <text:p text:style-name="P26"/>
      <text:p text:style-name="P17"><text:span text:style-name="T4">Примечание</text:span>:</text:p>
      <text:p text:style-name="P22">1. Задание оформляется в двух экземплярах; один выдаётся студенту, второй хранится на кафедр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3pt" fo:font-style="italic" style:font-size-asian="13pt" style:font-style-asian="italic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6pt" fo:font-weight="bold" style:font-size-asian="16pt" style:font-weight-asian="bold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0.2083in"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fo:font-weight="bold" style:font-size-asian="16pt" style:font-weight-asian="bold"/>
    </style:style>
    <style:style style:name="Normal" style:family="paragraph">
      <style:paragraph-properties fo:orphans="0" fo:widows="0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Основной_20_текст_20_2" style:display-name="Основной текст 2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Основной_20_текст_20_3" style:display-name="Основной текст 3" style:family="paragraph" style:parent-style-name="Standard">
      <style:paragraph-properties fo:text-align="justify" style:justify-single-word="false"/>
      <style:text-properties fo:font-size="12pt" fo:font-style="italic" fo:font-weight="bold" style:font-size-asian="12pt" style:font-style-asian="italic" style:font-weight-asian="bold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909in" fo:margin-left="0.9846in" fo:margin-right="0.393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9in" fo:margin-bottom="0.052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5909in" fo:margin-bottom="0.5909in" fo:margin-left="0.9846in" fo:margin-right="0.393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Государственное образовательное учреждение высшего профессионального образования</dc:title>
    <meta:initial-creator>ovgot</meta:initial-creator>
    <meta:creation-date>2012-09-21T20:31:00</meta:creation-date>
    <dc:creator>Борисов</dc:creator>
    <dc:date>2012-09-27T10:30:00</dc:date>
    <meta:print-date>2012-09-27T10:28:00</meta:print-date>
    <meta:editing-cycles>10</meta:editing-cycles>
    <meta:editing-duration>PT3H20M</meta:editing-duration>
    <meta:document-statistic meta:table-count="0" meta:image-count="0" meta:object-count="0" meta:page-count="2" meta:paragraph-count="74" meta:word-count="391" meta:character-count="5567" meta:non-whitespace-character-count="4889"/>
    <meta:generator>LibreOffice/3.5$Linux_x86 LibreOffice_project/350m1$Build-2</meta:generator>
    <meta:user-defined meta:name="Info 1"/>
    <meta:user-defined meta:name="Info 2"/>
    <meta:user-defined meta:name="Info 3"/>
    <meta:user-defined meta:name="Info 4"/>
  </office:meta>
</office:document-meta>
</file>